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7b4f6" officeooo:paragraph-rsid="0017b4f6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officeooo:rsid="0017b4f6" officeooo:paragraph-rsid="0017b4f6" style:font-size-asian="14pt" style:font-size-complex="14pt"/>
    </style:style>
    <style:style style:name="P3" style:family="paragraph" style:parent-style-name="Standard">
      <style:text-properties fo:font-size="14pt" officeooo:rsid="0017b4f6" officeooo:paragraph-rsid="00183979" style:font-size-asian="14pt" style:font-size-complex="14pt"/>
    </style:style>
    <style:style style:name="P4" style:family="paragraph" style:parent-style-name="Standard">
      <style:text-properties fo:font-size="14pt" officeooo:rsid="00183979" officeooo:paragraph-rsid="00183979" style:font-size-asian="14pt" style:font-size-complex="14pt"/>
    </style:style>
    <style:style style:name="P5" style:family="paragraph" style:parent-style-name="Standard">
      <style:text-properties fo:font-size="14pt" officeooo:rsid="0019b09b" officeooo:paragraph-rsid="0019b09b" style:font-size-asian="14pt" style:font-size-complex="14pt"/>
    </style:style>
    <style:style style:name="P6" style:family="paragraph" style:parent-style-name="Standard">
      <style:text-properties fo:font-size="14pt" officeooo:rsid="001a2886" officeooo:paragraph-rsid="001a2886" style:font-size-asian="14pt" style:font-size-complex="14pt"/>
    </style:style>
    <style:style style:name="P7" style:family="paragraph" style:parent-style-name="Standard">
      <style:text-properties fo:font-size="14pt" fo:font-weight="normal" officeooo:rsid="001a2886" officeooo:paragraph-rsid="001a2886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6pt" fo:font-weight="bold" officeooo:rsid="0019b09b" officeooo:paragraph-rsid="0019b09b" style:font-size-asian="16pt" style:font-weight-asian="bold" style:font-size-complex="16pt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83979" fo:background-color="#ffff00" loext:char-shading-value="0"/>
    </style:style>
    <style:style style:name="T3" style:family="text">
      <style:text-properties officeooo:rsid="00183979"/>
    </style:style>
    <style:style style:name="T4" style:family="text">
      <style:text-properties fo:background-color="#ffff66" loext:char-shading-value="0"/>
    </style:style>
    <style:style style:name="T5" style:family="text">
      <style:text-properties officeooo:rsid="00183979" fo:background-color="#ffff66" loext:char-shading-value="0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install and run the fluid-structure interaction (FSI) module?</text:p>
      <text:p text:style-name="P2"/>
      <text:p text:style-name="P2">The install of <text:s/>the FSI module should be done in two steps. First compile a C++ library required by the module. Second, compile an FSI solver using the library file created in the first step.</text:p>
      <text:p text:style-name="P2"/>
      <text:p text:style-name="P2">1. Go to the folder /<text:span text:style-name="T1">files/codes/libraries</text:span> and compile the scripts in it using the <text:span text:style-name="T1">wmake</text:span> command. Once finished, an library file with the name <text:span text:style-name="T1">libfsiModule.so</text:span> will be generated inside the folder <text:span text:style-name="T1">$(FOAM_USER_LIBBIN)</text:span></text:p>
      <text:p text:style-name="P2"/>
      <text:p text:style-name="P3">2. Go to the folder /<text:span text:style-name="T1">files/</text:span><text:span text:style-name="T2">Solver</text:span><text:span text:style-name="T1">/</text:span><text:span text:style-name="T2">icoFSIFoam</text:span> and compile the s<text:span text:style-name="T3">olver using again the</text:span> <text:span text:style-name="T1">wmake</text:span> command. <text:s/>Once finished, an <text:span text:style-name="T3">solver with the name </text:span><text:span text:style-name="T5">icoFSIFoam</text:span><text:span text:style-name="T3"> will be generated and ready to employ.</text:span></text:p>
      <text:p text:style-name="P3"/>
      <text:p text:style-name="P4">3. Try the solver created in the second step by going to the example <text:span text:style-name="T4">/files/Example/circularCylinder</text:span> and type in the command <text:span text:style-name="T4">icoFSIFoam</text:span>. When running, the output results will be generated in a <text:span text:style-name="T4">postProcessing</text:span> folder.</text:p>
      <text:p text:style-name="P4"/>
      <text:p text:style-name="P4"/>
      <text:p text:style-name="P8">Comments on the C++ classes or the application in the scripts</text:p>
      <text:p text:style-name="P5"/>
      <text:p text:style-name="P5">1. <text:span text:style-name="T6">binforces</text:span></text:p>
      <text:p text:style-name="P6">A class designed to compute the aerodynamic forces acting on different parts of a specific wall boundary.</text:p>
      <text:p text:style-name="P5"/>
      <text:p text:style-name="P5">2. <text:span text:style-name="T6">generalizedMotionState</text:span></text:p>
      <text:p text:style-name="P6">A class to store the generalized displacement, velocity, acceleration and loads</text:p>
      <text:p text:style-name="P4"/>
      <text:p text:style-name="P5">3. <text:span text:style-name="T6">threeDoFElasticBeamMotion</text:span></text:p>
      <text:p text:style-name="P6">A class to store the structural information of a 3 DOF beam and to compute its response subjected to aerodynamic loads</text:p>
      <text:p text:style-name="P5"/>
      <text:p text:style-name="P5">4. <text:span text:style-name="T6">icoFSIFoam</text:span></text:p>
      <text:p text:style-name="P7">An application for FSI sim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23:51:32.444859814</meta:creation-date>
    <dc:date>2020-10-20T00:40:38.181075832</dc:date>
    <meta:editing-duration>PT29M21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213" meta:character-count="1349" meta:non-whitespace-character-count="1148"/>
  </office:meta>
</office:document-meta>
</file>